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Versions/Version1" manifest:media-type="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P2" style:family="paragraph" style:parent-style-name="Standard">
      <style:paragraph-properties fo:line-height="100%"/>
      <style:text-properties style:font-name="DejaVu Sans1" fo:font-weight="bold" officeooo:paragraph-rsid="0049f84d" style:font-weight-asian="bold" style:font-name-complex="Arial2"/>
    </style:style>
    <style:style style:name="P3" style:family="paragraph" style:parent-style-name="Standard">
      <style:paragraph-properties fo:line-height="100%"/>
      <style:text-properties style:font-name="DejaVu Sans1" officeooo:paragraph-rsid="0049f84d" style:font-name-complex="Arial2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DejaVu Sans1" fo:font-size="8pt" officeooo:paragraph-rsid="004d294b" style:font-size-asian="8pt" style:font-name-complex="Arial2" style:font-size-complex="8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DejaVu Sans1" fo:font-weight="bold" officeooo:paragraph-rsid="0049f84d" style:font-weight-asian="bold" style:font-name-complex="Arial2"/>
    </style:style>
    <style:style style:name="P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1" officeooo:paragraph-rsid="0049f84d" style:font-name-complex="Arial2"/>
    </style:style>
    <style:style style:name="P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DejaVu Sans1" fo:font-size="14pt" fo:font-weight="bold" officeooo:paragraph-rsid="0049f84d" style:font-size-asian="14pt" style:font-weight-asian="bold" style:font-name-complex="Arial2" style:font-size-complex="14pt"/>
    </style:style>
    <style:style style:name="P9" style:family="paragraph" style:parent-style-name="Footer">
      <style:paragraph-properties fo:text-align="end" style:justify-single-word="false"/>
    </style:style>
    <style:style style:name="P10" style:family="paragraph" style:parent-style-name="Standard">
      <style:paragraph-properties fo:margin-left="5.4102in" fo:margin-right="0in" fo:line-height="100%" fo:text-indent="0in" style:auto-text-indent="false"/>
      <style:text-properties style:font-name="DejaVu Sans1" officeooo:paragraph-rsid="0049f84d" style:font-name-complex="Arial2"/>
    </style:style>
    <style:style style:name="P11" style:family="paragraph" style:parent-style-name="Standard">
      <style:paragraph-properties fo:margin-top="0.0555in" fo:margin-bottom="0.0555in" loext:contextual-spacing="false" fo:line-height="100%" fo:text-align="justify" style:justify-single-word="false"/>
      <style:text-properties fo:color="#1f4e79" style:font-name="DejaVu Sans1" fo:font-size="20pt" officeooo:rsid="002d8382" officeooo:paragraph-rsid="0049f84d" style:font-size-asian="20pt" style:font-name-complex="Arial2" style:font-size-complex="20pt"/>
    </style:style>
    <style:style style:name="P1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1" officeooo:paragraph-rsid="0049f84d" style:font-name-complex="Arial2"/>
    </style:style>
    <style:style style:name="P1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1" officeooo:rsid="005276c0" officeooo:paragraph-rsid="005276c0" style:font-name-complex="Arial2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1" officeooo:rsid="005414d5" officeooo:paragraph-rsid="005414d5" style:font-name-complex="Arial2"/>
    </style:style>
    <style:style style:name="P1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1" officeooo:rsid="005e99cb" officeooo:paragraph-rsid="005e99cb" style:font-name-complex="Arial2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DejaVu Sans1" fo:font-weight="bold" officeooo:paragraph-rsid="0049f84d" style:font-weight-asian="bold" style:font-name-complex="Arial2"/>
    </style:style>
    <style:style style:name="P1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1" officeooo:paragraph-rsid="0056664e"/>
    </style:style>
    <style:style style:name="P1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1" officeooo:rsid="0059f7a0" officeooo:paragraph-rsid="005aa569"/>
    </style:style>
    <style:style style:name="P19" style:family="paragraph" style:parent-style-name="Standard" style:master-page-name="First_20_Page">
      <style:paragraph-properties fo:line-height="100%" fo:text-align="center" style:justify-single-word="false" style:page-number="auto"/>
      <style:text-properties officeooo:paragraph-rsid="004d294b"/>
    </style:style>
    <style:style style:name="P20" style:family="paragraph" style:parent-style-name="Standard" style:master-page-name="First_20_Page">
      <style:paragraph-properties fo:line-height="100%" fo:text-align="center" style:justify-single-word="false" style:page-number="auto"/>
      <style:text-properties style:font-name="Arial1" fo:font-weight="bold" officeooo:paragraph-rsid="0049f84d" style:font-weight-asian="bold" style:font-name-complex="Arial2"/>
    </style:style>
    <style:style style:name="T1" style:family="text">
      <style:text-properties officeooo:rsid="0009f73b"/>
    </style:style>
    <style:style style:name="T2" style:family="text">
      <style:text-properties officeooo:rsid="000cf361"/>
    </style:style>
    <style:style style:name="T3" style:family="text">
      <style:text-properties fo:color="#7f7f7f"/>
    </style:style>
    <style:style style:name="T4" style:family="text">
      <style:text-properties fo:color="#7f7f7f" style:font-name="Arial1" fo:font-size="9pt" style:font-size-asian="9pt" style:font-name-complex="Arial2" style:font-size-complex="9pt"/>
    </style:style>
    <style:style style:name="T5" style:family="text">
      <style:text-properties fo:color="#7f7f7f" style:font-name="DejaVu Sans1" fo:font-size="8pt" style:font-size-asian="8pt" style:font-name-complex="Arial2" style:font-size-complex="8pt"/>
    </style:style>
    <style:style style:name="T6" style:family="text">
      <style:text-properties fo:color="#7f7f7f" style:font-name="DejaVu Sans1" fo:font-size="8pt" officeooo:rsid="0009f73b" style:font-size-asian="8pt" style:font-name-complex="Arial2" style:font-size-complex="8pt"/>
    </style:style>
    <style:style style:name="T7" style:family="text">
      <style:text-properties fo:color="#7f7f7f" style:font-name="DejaVu Sans1" fo:font-size="5pt" style:font-size-asian="5pt" style:font-name-complex="Arial2" style:font-size-complex="5pt"/>
    </style:style>
    <style:style style:name="T8" style:family="text">
      <style:text-properties fo:color="#7f7f7f" style:font-name="DejaVu Sans1" fo:font-size="6pt" style:font-size-asian="6pt" style:font-name-complex="Arial2" style:font-size-complex="6pt"/>
    </style:style>
    <style:style style:name="T9" style:family="text">
      <style:text-properties fo:color="#7f7f7f" officeooo:rsid="0009f73b"/>
    </style:style>
    <style:style style:name="T10" style:family="text">
      <style:text-properties fo:color="#7f7f7f" fo:font-size="5pt" style:font-size-asian="5pt" style:font-size-complex="5pt"/>
    </style:style>
    <style:style style:name="T11" style:family="text">
      <style:text-properties fo:color="#7f7f7f" fo:font-size="6pt" style:font-size-asian="6pt" style:font-size-complex="6pt"/>
    </style:style>
    <style:style style:name="T12" style:family="text">
      <style:text-properties fo:color="#7f7f7f" officeooo:rsid="000cf361"/>
    </style:style>
    <style:style style:name="T13" style:family="text">
      <style:text-properties officeooo:rsid="000b9888"/>
    </style:style>
    <style:style style:name="T14" style:family="text">
      <style:text-properties officeooo:rsid="000e3009"/>
    </style:style>
    <style:style style:name="T15" style:family="text">
      <style:text-properties style:use-window-font-color="true" officeooo:rsid="00120e89" fo:background-color="#ffff00" loext:char-shading-value="0"/>
    </style:style>
    <style:style style:name="T16" style:family="text">
      <style:text-properties style:use-window-font-color="true" officeooo:rsid="005276c0" fo:background-color="#ffff00" loext:char-shading-value="0"/>
    </style:style>
    <style:style style:name="T17" style:family="text">
      <style:text-properties fo:background-color="#ffff00" loext:char-shading-value="0"/>
    </style:style>
    <style:style style:name="T18" style:family="text">
      <style:text-properties officeooo:rsid="005414d5" fo:background-color="#ffff00" loext:char-shading-value="0" style:font-name-complex="Arial2"/>
    </style:style>
    <style:style style:name="T19" style:family="text">
      <style:text-properties officeooo:rsid="00120e89" fo:background-color="#ffff00" loext:char-shading-value="0"/>
    </style:style>
    <style:style style:name="T20" style:family="text">
      <style:text-properties officeooo:rsid="0063060b" fo:background-color="#ffff00" loext:char-shading-value="0"/>
    </style:style>
    <style:style style:name="T21" style:family="text">
      <style:text-properties officeooo:rsid="002d8382"/>
    </style:style>
    <style:style style:name="T22" style:family="text">
      <style:text-properties officeooo:rsid="005276c0"/>
    </style:style>
    <style:style style:name="T23" style:family="text">
      <style:text-properties officeooo:rsid="0054d76c"/>
    </style:style>
    <style:style style:name="T24" style:family="text">
      <style:text-properties officeooo:rsid="0056664e"/>
    </style:style>
    <style:style style:name="T25" style:family="text">
      <style:text-properties fo:font-weight="bold" officeooo:rsid="0056664e" style:font-weight-asian="bold" style:font-weight-complex="bold"/>
    </style:style>
    <style:style style:name="T26" style:family="text">
      <style:text-properties fo:font-weight="bold" officeooo:rsid="005df0eb" style:font-weight-asian="bold" style:font-weight-complex="bold"/>
    </style:style>
    <style:style style:name="T27" style:family="text">
      <style:text-properties fo:font-weight="bold" officeooo:rsid="005e035e" style:font-weight-asian="bold" style:font-weight-complex="bold"/>
    </style:style>
    <style:style style:name="T28" style:family="text">
      <style:text-properties fo:font-weight="bold" officeooo:rsid="00662b48" style:font-weight-asian="bold" style:font-weight-complex="bold"/>
    </style:style>
    <style:style style:name="T29" style:family="text">
      <style:text-properties officeooo:rsid="005aa569"/>
    </style:style>
    <style:style style:name="T30" style:family="text">
      <style:text-properties officeooo:rsid="005df0eb"/>
    </style:style>
    <style:style style:name="T31" style:family="text">
      <style:text-properties officeooo:rsid="00662b48"/>
    </style:style>
    <style:style style:name="T32" style:family="text">
      <style:text-properties fo:font-weight="normal" officeooo:rsid="00662b48" style:font-weight-asian="normal" style:font-weight-complex="normal"/>
    </style:style>
    <style:style style:name="T33" style:family="text">
      <style:text-properties officeooo:rsid="006987a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6"/>
      <text:p text:style-name="P6"/>
      <text:p text:style-name="P6"/>
      <text:p text:style-name="P6"><text:span text:style-name="T14">ABCD</text:span> <text:span text:style-name="T22">Ltd</text:span></text:p>
      <text:p text:style-name="P6">Unit B7, Beech House<text:line-break/>Melbourn Science Park<text:line-break/>Melbourn<text:line-break/>Hertfordshire SG8 6HB<text:line-break/>United Kingdom</text:p>
      <text:p text:style-name="P2"/>
      <text:p text:style-name="P10"><text:span text:style-name="T13">11</text:span>.0<text:span text:style-name="T13">3</text:span>.<text:span text:style-name="T13">2018</text:span></text:p>
      <text:p text:style-name="P3"/>
      <text:p text:style-name="P8"><text:span text:style-name="T22">Applying for the Position of </text:span>&lt;<text:span text:style-name="T16">POSITIONTITLE</text:span>&gt;</text:p>
      <text:p text:style-name="P6"/>
      <text:p text:style-name="P7"><text:span text:style-name="T23">Dear Mr/Mrs</text:span> <text:span text:style-name="T15">Personal</text:span>,</text:p>
      <text:p text:style-name="P7"/>
      <text:p text:style-name="P14">I have come across your job vacancy on the <text:span text:style-name="T17">www.</text:span><text:span text:style-name="T20">monstor.co.uk</text:span> and I would like to be considered for the position of <text:span text:style-name="T17">PositionTitle</text:span> </text:p>
      <text:p text:style-name="P7"/>
      <text:p text:style-name="P17"><text:span text:style-name="T24">As you will see from my CV, I am currently working for </text:span><text:span text:style-name="T25">Mercedes Benz Research and Development, Bangalore, India </text:span><text:span text:style-name="T24">as the </text:span><text:span text:style-name="T25">Senior Technical Lead</text:span><text:span text:style-name="T24">. In my present position I am responsible for </text:span><text:span text:style-name="T25">Developing Real Time HiL Test Automation and ECU Testing</text:span><text:span text:style-name="T24">. I have worked closely with Multiple Powertrain ECU SW Function Departments and have been able to support them with Automation Tests in HiL Environment.</text:span></text:p>
      <text:p text:style-name="P17"/>
      <text:p text:style-name="P18">I would like to be considered for the position of <text:span text:style-name="T18">PositionTitle</text:span>, as I believe I possess the appropriate <text:span text:style-name="T29">ECU SW and Test Development</text:span> skills. <text:span text:style-name="T31">In the Last 8</text:span> year<text:span text:style-name="T29">s of my Professional Experience,</text:span> I have <text:span text:style-name="T29">been instrumental in various ECU SW <text:s/>and Test Automation Projects</text:span>. T<text:span text:style-name="T30">horughout the career, I have been fortunate to be the recipient of multiple accolades. Most recently the </text:span><text:span text:style-name="T26">Star Performer of the Year </text:span><text:span text:style-name="T28">(</text:span><text:span text:style-name="T27">2017</text:span><text:span text:style-name="T28">)</text:span><text:span text:style-name="T27"> </text:span><text:span text:style-name="T32">from</text:span><text:span text:style-name="T30"> </text:span><text:span text:style-name="T26">Mercedes</text:span><text:span text:style-name="T30">.</text:span></text:p>
      <text:p text:style-name="P7"/>
      <text:p text:style-name="P15">I have ability to maintain the highest standards and I feel that I would be able to make a positive contribution to the results of your <text:span text:style-name="T33">organization</text:span>.</text:p>
      <text:p text:style-name="P7"/>
      <text:p text:style-name="P7"/>
      <text:p text:style-name="P7"/>
      <text:p text:style-name="P13">Yours Sincerely,</text:p>
      <text:p text:style-name="P11"/>
      <text:p text:style-name="P7"><text:span text:style-name="T21">Vishnu Vasan Nehr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de" fo:country="DE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DejaVu Sans" fo:font-family="'DejaVu Sans'" style:font-style-name="Book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false" fo:line-height="115%" fo:text-indent="0in" style:auto-text-indent="false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736in" fo:margin-left="2.6382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4583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3.9583in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4.4583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9583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5.4583in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5.9583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6.4583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6.9583in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2.2165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165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3.2165in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7165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165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7165in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5.2165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5.7165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6.2165in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Standard" style:master-page-name="First_20_Page">
      <style:paragraph-properties fo:line-height="100%" fo:text-align="center" style:justify-single-word="false" style:page-number="auto"/>
      <style:text-properties officeooo:paragraph-rsid="004d294b"/>
    </style:style>
    <style:style style:name="M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DejaVu Sans1" fo:font-size="8pt" officeooo:paragraph-rsid="004d294b" style:font-size-asian="8pt" style:font-name-complex="Arial2" style:font-size-complex="8pt"/>
    </style:style>
    <style:style style:name="MT1" style:family="text">
      <style:text-properties officeooo:rsid="0009f73b"/>
    </style:style>
    <style:style style:name="MT2" style:family="text">
      <style:text-properties officeooo:rsid="000cf361"/>
    </style:style>
    <style:style style:name="MT3" style:family="text">
      <style:text-properties fo:color="#7f7f7f" style:font-name="Arial1" fo:font-size="9pt" style:font-size-asian="9pt" style:font-name-complex="Arial2" style:font-size-complex="9pt"/>
    </style:style>
    <style:style style:name="MT4" style:family="text">
      <style:text-properties fo:color="#7f7f7f" style:font-name="DejaVu Sans1" fo:font-size="8pt" officeooo:rsid="0009f73b" style:font-size-asian="8pt" style:font-name-complex="Arial2" style:font-size-complex="8pt"/>
    </style:style>
    <style:style style:name="MT5" style:family="text">
      <style:text-properties fo:color="#7f7f7f" style:font-name="DejaVu Sans1" fo:font-size="8pt" style:font-size-asian="8pt" style:font-name-complex="Arial2" style:font-size-complex="8pt"/>
    </style:style>
    <style:style style:name="MT6" style:family="text">
      <style:text-properties fo:color="#7f7f7f" style:font-name="DejaVu Sans1" fo:font-size="5pt" style:font-size-asian="5pt" style:font-name-complex="Arial2" style:font-size-complex="5pt"/>
    </style:style>
    <style:style style:name="MT7" style:family="text">
      <style:text-properties fo:color="#7f7f7f" style:font-name="DejaVu Sans1" fo:font-size="6pt" style:font-size-asian="6pt" style:font-name-complex="Arial2" style:font-size-complex="6pt"/>
    </style:style>
    <style:style style:name="MT8" style:family="text">
      <style:text-properties fo:color="#7f7f7f" officeooo:rsid="0009f73b"/>
    </style:style>
    <style:style style:name="MT9" style:family="text">
      <style:text-properties fo:color="#7f7f7f"/>
    </style:style>
    <style:style style:name="MT10" style:family="text">
      <style:text-properties fo:color="#7f7f7f" fo:font-size="5pt" style:font-size-asian="5pt" style:font-size-complex="5pt"/>
    </style:style>
    <style:style style:name="MT11" style:family="text">
      <style:text-properties fo:color="#7f7f7f" fo:font-size="6pt" style:font-size-asian="6pt" style:font-size-complex="6pt"/>
    </style:style>
    <style:style style:name="MT12" style:family="text">
      <style:text-properties fo:color="#7f7f7f" officeooo:rsid="000cf361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198in" fo:margin-left="0in" fo:margin-right="0in" fo:margin-bottom="0.1583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Vishnu Vasan Nehru</text:span> ● <text:span text:style-name="MT1">B10 New Housing Unit</text:span> ● <text:span text:style-name="MT1">614001</text:span> <text:span text:style-name="MT1">Mannargudi, India</text:span></text:p>
        <text:p text:style-name="MP2"><text:span text:style-name="MT1">+91 88611 94875</text:span> ● <text:span text:style-name="MT2">Vishnuvasan@Vishnuvasan.com</text:span></text:p>
      </style:header>
      <style:footer>
        <text:p text:style-name="MP3"><text:span text:style-name="MT3">Seite </text:span><text:page-number style:num-format="1" text:select-page="current">2</text:page-number><text:span text:style-name="MT3"> von </text:span><text:page-count style:num-format="1">1</text:page-count></text:p>
      </style:footer>
    </style:master-page>
    <style:master-page style:name="First_20_Page" style:display-name="First Page" style:page-layout-name="Mpm2" style:next-style-name="Standard">
      <style:header>
        <text:p text:style-name="MP4"><text:span text:style-name="MT4">Vishnu Vasan Nehru</text:span><text:span text:style-name="MT5"> </text:span><text:span text:style-name="MT6">●</text:span><text:span text:style-name="MT7"> <text:s/></text:span><text:span text:style-name="MT4">B10 New Housing Unit</text:span><text:span text:style-name="MT5"> </text:span><text:span text:style-name="MT6">●</text:span><text:span text:style-name="MT7"> </text:span><text:span text:style-name="MT4">614001</text:span><text:span text:style-name="MT5"> </text:span><text:span text:style-name="MT4">Mannargudi, India</text:span></text:p>
        <text:p text:style-name="MP5"><text:span text:style-name="MT8">+91 88611 94875</text:span><text:span text:style-name="MT9"> </text:span><text:span text:style-name="MT10">●</text:span><text:span text:style-name="MT11"> <text:s/></text:span><text:span text:style-name="MT12">Vishnuvasan@Vishnuvasan.com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58</meta:editing-cycles>
    <meta:creation-date>2018-03-11T13:28:57.677996612</meta:creation-date>
    <meta:editing-duration>PT2H5M11S</meta:editing-duration>
    <meta:generator>LibreOffice/5.3.7.2.0$Linux_X86_64 LibreOffice_project/30$Build-2</meta:generator>
    <dc:subject>Cover Letter - Vishnu Vasan Nehru</dc:subject>
    <dc:title>Vishnu_Vasan_Nehru_EN_Cover_Letter</dc:title>
    <dc:date>2018-03-11T17:04:11.238912501</dc:date>
    <meta:document-statistic meta:table-count="0" meta:image-count="0" meta:object-count="0" meta:page-count="1" meta:paragraph-count="16" meta:word-count="252" meta:character-count="1538" meta:non-whitespace-character-count="1298"/>
    <meta:template xlink:type="simple" xlink:actuate="onRequest" xlink:title="bewerbung-vorlage" xlink:href="../../../../../Templates/Business%20Correspondence/bewerbung-vorlage.ott" meta:date="2018-03-11T13:28:54.570219561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Base Version" VL:creator="" dc:date-time="2018-03-11T17:03:22"/>
</VL:version-list>
</file>